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Neue" svg:font-family="HelveticaNeue" style:font-family-generic="roman" style:font-pitch="variable"/>
    <style:font-face style:name="HelveticaNeueCE-Bold" svg:font-family="HelveticaNeueC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1a6a5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6a50" officeooo:paragraph-rsid="001a6a50" style:font-size-asian="12pt" style:font-size-complex="12pt"/>
    </style:style>
    <style:style style:name="T1" style:family="text">
      <style:text-properties style:font-name="HelveticaNeueCE-Bold" fo:font-size="12pt" fo:font-weight="bold" style:font-size-asian="12pt" style:font-weight-asian="bold"/>
    </style:style>
    <style:style style:name="T2" style:family="text">
      <style:text-properties style:font-name="HelveticaNeueCE-Bold" fo:font-weight="bold" style:font-weight-asian="bold"/>
    </style:style>
    <style:style style:name="T3" style:family="text">
      <style:text-properties style:font-name="HelveticaNeue"/>
    </style:style>
    <style:style style:name="T4" style:family="text">
      <style:text-properties style:font-name="HelveticaNeue" fo:font-size="9.5pt" style:font-size-asian="9.5pt"/>
    </style:style>
    <style:style style:name="T5" style:family="text">
      <style:text-properties style:font-name="HelveticaNeue" fo:font-size="9.5pt" officeooo:rsid="001a6a50" style:font-size-asian="9.5pt"/>
    </style:style>
    <style:style style:name="T6" style:family="text">
      <style:text-properties style:font-name="HelveticaNeue" officeooo:rsid="001a6a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iderrufsformular</text:span></text:p>
      <text:p text:style-name="P1"><text:span text:style-name="T3"/></text:p>
      <text:p text:style-name="P2"><text:span text:style-name="T3">An</text:span></text:p>
      <text:p text:style-name="P2"><text:span text:style-name="T6">Kinder- und Jugendbuchhandlung Fundevogel</text:span></text:p>
      <text:p text:style-name="P3"><text:span text:style-name="T3">Inhaber: Claus-Peter Jepsen</text:span></text:p>
      <text:p text:style-name="P3"><text:span text:style-name="T3">Marienstr. 13</text:span></text:p>
      <text:p text:style-name="P3"><text:span text:style-name="T3">79099 Freiburg i. Brsg</text:span></text:p>
      <text:p text:style-name="P3"><text:span text:style-name="T3">Tele: +49 0761 25218, Telefax: +49 0761 30041</text:span></text:p>
      <text:p text:style-name="P3"><text:span text:style-name="T3">E-Mail: info@fundevogel.de</text:span></text:p>
      <text:p text:style-name="P1"><text:span text:style-name="T3"/></text:p>
      <text:p text:style-name="P1"><text:span text:style-name="T3">Hiermit widerrufe(n) ich / wir den von mir / uns abgeschlossenen Vertrag über den</text:span></text:p>
      <text:p text:style-name="P1"><text:span text:style-name="T3">Kauf der folgenden Waren / die Erbringung der folgenden Dienstleistung </text:span></text:p>
      <text:p text:style-name="P1"/>
      <text:p text:style-name="P1"/>
      <text:p text:style-name="P1"><text:span text:style-name="T3">….......</text:span><text:span text:style-name="T6">Exemplare................................................................................................................</text:span></text:p>
      <text:p text:style-name="P1"><text:span text:style-name="T6"/></text:p>
      <text:p text:style-name="P2"><text:span text:style-name="T6">….......Exemplare................................................................................................................</text:span></text:p>
      <text:p text:style-name="P2"/>
      <text:p text:style-name="P2"><text:span text:style-name="T6"/></text:p>
      <text:p text:style-name="P2"><text:span text:style-name="T3">Bestellt am..............................</text:span></text:p>
      <text:p text:style-name="P2"/>
      <text:p text:style-name="P2"><text:span text:style-name="T6">Erhalten am............................</text:span></text:p>
      <text:p text:style-name="P2"/>
      <text:p text:style-name="P2"><text:span text:style-name="T3"><text:s/></text:span></text:p>
      <text:p text:style-name="P2"><text:span text:style-name="T3">Name des / der Verbraucher(s)</text:span></text:p>
      <text:p text:style-name="P2"/>
      <text:p text:style-name="P2"><text:span text:style-name="T3">…..............................................................................................................................................</text:span></text:p>
      <text:p text:style-name="P2"><text:span text:style-name="T3"/></text:p>
      <text:p text:style-name="P1"><text:span text:style-name="T3">Anschrift des / der Verbraucher(s)</text:span></text:p>
      <text:p text:style-name="P1"/>
      <text:p text:style-name="P1"><text:span text:style-name="T3">…..............................................................................................................................................</text:span></text:p>
      <text:p text:style-name="P1"/>
      <text:p text:style-name="P3"><text:span text:style-name="T3">Tele/Fax/E-Mail........................................................................................................................</text:span></text:p>
      <text:p text:style-name="P3"><text:span text:style-name="T3"/></text:p>
      <text:p text:style-name="P3"><text:span text:style-name="T3"/></text:p>
      <text:p text:style-name="P1"><text:span text:style-name="T3">Unterschrift des / der Verbraucher(s) (nur bei Mitteilung auf Papier)</text:span></text:p>
      <text:p text:style-name="P1"><text:span text:style-name="T3"/></text:p>
      <text:p text:style-name="P1"/>
      <text:p text:style-name="P1"><text:span text:style-name="T3">…................................................................................................................................................</text:span></text:p>
      <text:p text:style-name="P1"><text:span text:style-name="T3"/></text:p>
      <text:p text:style-name="P1"><text:span text:style-name="T3"/></text:p>
      <text:p text:style-name="P1"><text:span text:style-name="T6">Ort und </text:span><text:span text:style-name="T3">Datu</text:span><text:span text:style-name="T6">m</text:span></text:p>
      <text:p text:style-name="P1"/>
      <text:p text:style-name="P1"><text:span text:style-name="T3">….................................................................................................................................................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Neue" svg:font-family="HelveticaNeue" style:font-family-generic="roman" style:font-pitch="variable"/>
    <style:font-face style:name="HelveticaNeueCE-Bold" svg:font-family="HelveticaNeueC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1:35:22.340000000</meta:creation-date>
    <dc:date>2015-05-03T11:47:23.722000000</dc:date>
    <meta:editing-duration>PT12M1S</meta:editing-duration>
    <meta:editing-cycles>1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4" meta:word-count="83" meta:character-count="1542" meta:non-whitespace-character-count="1480"/>
  </office:meta>
</office:document-meta>
</file>